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4439224062482">
            <text:p>0.9444392241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619404497335">
            <text:p>0.916194045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5866981239688">
            <text:p>0.9158669812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15621914575303">
            <text:p>0.915621914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5277673586202">
            <text:p>0.9152776736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4198827405969">
            <text:p>0.9141988274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12741880564706">
            <text:p>0.9127418806</text:p>
          </table:table-cell>
          <table:table-cell office:value-type="float" office:value="0.104838709677419">
            <text:p>0.10483870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612544272982">
            <text:p>0.9106125443</text:p>
          </table:table-cell>
          <table:table-cell office:value-type="float" office:value="0.120967741935484">
            <text:p>0.12096774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6386215846844">
            <text:p>0.9063862158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690556170544">
            <text:p>0.8969055617</text:p>
          </table:table-cell>
          <table:table-cell office:value-type="float" office:value="0.161290322580645">
            <text:p>0.161290322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80039444573375">
            <text:p>0.8800394446</text:p>
          </table:table-cell>
          <table:table-cell office:value-type="float" office:value="0.229838709677419">
            <text:p>0.229838709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317033140656">
            <text:p>0.8631703314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4965401742203">
            <text:p>0.8496540174</text:p>
          </table:table-cell>
          <table:table-cell office:value-type="float" office:value="0.245967741935484">
            <text:p>0.24596774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9140294144905">
            <text:p>0.8391402941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30829858934132">
            <text:p>0.8308298589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2023022720828">
            <text:p>0.8220230227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12688637416908">
            <text:p>0.8126886374</text:p>
          </table:table-cell>
          <table:table-cell office:value-type="float" office:value="0.270161290322581">
            <text:p>0.270161290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02440407341905">
            <text:p>0.8024404073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91349422999781">
            <text:p>0.791349423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80208380551432">
            <text:p>0.7802083806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69918918052501">
            <text:p>0.7699189181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6075008064623">
            <text:p>0.7607500806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52449770690099">
            <text:p>0.7524497707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44635070810322">
            <text:p>0.7446350708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3714456392714">
            <text:p>0.7371445639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29929404405127">
            <text:p>0.7299294044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22810025536993">
            <text:p>0.7228100255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15816380297025">
            <text:p>0.715816380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08936475640088">
            <text:p>0.708936475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0217767053651">
            <text:p>0.7021776705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96022577157397">
            <text:p>0.696022577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90023032230965">
            <text:p>0.6900230322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83844027860375">
            <text:p>0.6838440279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77954596158845">
            <text:p>0.6779545962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73035382832632">
            <text:p>0.6730353828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667011268214636">
            <text:p>0.6670112682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62284970721945">
            <text:p>0.6622849707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55376047637692">
            <text:p>0.6553760476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49271357374619">
            <text:p>0.6492713574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44175899207796">
            <text:p>0.6441758992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38903843705047">
            <text:p>0.6389038437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33519479902732">
            <text:p>0.6335194799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28445005070036">
            <text:p>0.6284450051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25353982796626">
            <text:p>0.6253539828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20237657596988">
            <text:p>0.6202376576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15517115826183">
            <text:p>0.6155171158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0963060906967">
            <text:p>0.6096306091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06561312856707">
            <text:p>0.6065613129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05356308072933">
            <text:p>0.6053563081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0209241396028">
            <text:p>0.602092414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00218871063397">
            <text:p>0.6002188711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597772927523343">
            <text:p>0.5977729275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59503929943374">
            <text:p>0.5950392994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595518724372985">
            <text:p>0.5955187244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592648839530856">
            <text:p>0.5926488395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87236371373358">
            <text:p>0.5872363714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589447537728317">
            <text:p>0.5894475377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586152215066751">
            <text:p>0.5861522151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85022559539556">
            <text:p>0.5850225595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85428991201809">
            <text:p>0.5854289912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581799579108125">
            <text:p>0.581799579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575743907412282">
            <text:p>0.5757439074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74165535484425">
            <text:p>0.5741655355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71430552580793">
            <text:p>0.5714305526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75187320005959">
            <text:p>0.5751873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568999231165916">
            <text:p>0.5689992312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573189730096553">
            <text:p>0.5731897301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56577281000525">
            <text:p>0.56577281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568442292216632">
            <text:p>0.5684422922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64392154264273">
            <text:p>0.5643921543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564681188608941">
            <text:p>0.5646811886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563549715823293">
            <text:p>0.5635497158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59335548116307">
            <text:p>0.5593355481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559320236167907">
            <text:p>0.559320236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555802039809192">
            <text:p>0.5558020398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552034641794407">
            <text:p>0.552034641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545823228558256">
            <text:p>0.5458232286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54748879414204">
            <text:p>0.5474887941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541532109242479">
            <text:p>0.5415321092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41471468609503">
            <text:p>0.5414714686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537942027346382">
            <text:p>0.5379420273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540219165165625">
            <text:p>0.5402191652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36880294708819">
            <text:p>0.5368802947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539595029928547">
            <text:p>0.5395950299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37050095644758">
            <text:p>0.5370500956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537197366109536">
            <text:p>0.537197366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35728962063537">
            <text:p>0.5357289621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530968073895747">
            <text:p>0.5309680739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528490337477794">
            <text:p>0.5284903375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28613208532439">
            <text:p>0.5286132085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525153446214708">
            <text:p>0.5251534462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524597643208663">
            <text:p>0.5245976432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524056271481628">
            <text:p>0.524056271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525579398811929">
            <text:p>0.5255793988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522012930606739">
            <text:p>0.522012930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520598718080503">
            <text:p>0.520598718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525257188558942">
            <text:p>0.5252571886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521307302859575">
            <text:p>0.521307302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520838625200504">
            <text:p>0.5208386252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17940405773101">
            <text:p>0.5179404058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519619775183605">
            <text:p>0.5196197752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514980910164864">
            <text:p>0.5149809102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528792863223834">
            <text:p>0.528792863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518458620593998">
            <text:p>0.5184586206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539028485099208">
            <text:p>0.5390284851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13668663305172">
            <text:p>0.5136686633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518104864815846">
            <text:p>0.5181048648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51611863725413">
            <text:p>0.5161186373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517210370565542">
            <text:p>0.517210370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19642923506678">
            <text:p>0.5196429235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533002552530813">
            <text:p>0.5330025525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510630243848162">
            <text:p>0.510630243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5142521916382">
            <text:p>0.5142521916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518912609778748">
            <text:p>0.5189126098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513829940390483">
            <text:p>0.5138299404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510214517067078">
            <text:p>0.5102145171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507249358457194">
            <text:p>0.5072493585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510390150369259">
            <text:p>0.5103901504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502982256986117">
            <text:p>0.502982257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06055393947913">
            <text:p>0.5060553939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504165359097072">
            <text:p>0.504165359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507266461578711">
            <text:p>0.507266461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505374767007107">
            <text:p>0.505374767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499736218829962">
            <text:p>0.4997362188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505447702092367">
            <text:p>0.505447702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518102626961213">
            <text:p>0.518102627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500513542832095">
            <text:p>0.5005135428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98537741586399">
            <text:p>0.4985377416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500543684880478">
            <text:p>0.5005436849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496421456933909">
            <text:p>0.4964214569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508284269324578">
            <text:p>0.5082842693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492490511356219">
            <text:p>0.4924905114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499441370268679">
            <text:p>0.499441370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501137155871496">
            <text:p>0.5011371559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494203192495205">
            <text:p>0.494203192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497146426577106">
            <text:p>0.4971464266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90346115846909">
            <text:p>0.4903461158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493181314698368">
            <text:p>0.4931813147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91163227687352">
            <text:p>0.4911632277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88525262000488">
            <text:p>0.488525262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501023607020017">
            <text:p>0.501023607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483332184994711">
            <text:p>0.483332185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485709619505431">
            <text:p>0.485709619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494197233477574">
            <text:p>0.494197233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490014730562325">
            <text:p>0.4900147306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482300653268744">
            <text:p>0.4823006533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488994691361496">
            <text:p>0.4889946914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482077083553309">
            <text:p>0.482077083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487162566479157">
            <text:p>0.4871625665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482094617088962">
            <text:p>0.4820946171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93878008831624">
            <text:p>0.493878008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81613100539684">
            <text:p>0.4816131005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83218009058839">
            <text:p>0.4832180091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96988721370908">
            <text:p>0.4969887214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78577757849031">
            <text:p>0.4785777578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80265118803601">
            <text:p>0.480265118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470932337394857">
            <text:p>0.4709323374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476720489004789">
            <text:p>0.476720489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49594635588587">
            <text:p>0.495946355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82731420028781">
            <text:p>0.48273142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493015892931987">
            <text:p>0.4930158929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484109858048612">
            <text:p>0.48410985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472835249875771">
            <text:p>0.472835249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473441922882753">
            <text:p>0.4734419229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476794979578646">
            <text:p>0.476794979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78485663268308">
            <text:p>0.4784856633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70544923950191">
            <text:p>0.470544924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93005110108693">
            <text:p>0.493005110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67735667127881">
            <text:p>0.467735667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496761120144013">
            <text:p>0.4967611201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468480760545672">
            <text:p>0.4684807605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479867133618521">
            <text:p>0.4798671336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460820281392785">
            <text:p>0.4608202814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468145617530585">
            <text:p>0.4681456175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60556960714666">
            <text:p>0.4605569607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6011449371171">
            <text:p>0.4601144937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59813578260796">
            <text:p>0.4598135783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47466481217049">
            <text:p>0.4746648122</text:p>
          </table:table-cell>
          <table:table-cell office:value-type="float" office:value="0.512096774193548">
            <text:p>0.512096774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59672214971627">
            <text:p>0.459672215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59769359649035">
            <text:p>0.459769359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463894347883215">
            <text:p>0.4638943479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73928812734323">
            <text:p>0.4739288127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462206441857085">
            <text:p>0.462206441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453253901526188">
            <text:p>0.453253901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453289017418546">
            <text:p>0.4532890174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456125173128287">
            <text:p>0.4561251731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460059548888935">
            <text:p>0.4600595489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451593788482596">
            <text:p>0.4515937885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452703616351471">
            <text:p>0.4527036164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57516417723672">
            <text:p>0.4575164177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452520147985935">
            <text:p>0.452520148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451367054387812">
            <text:p>0.4513670544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452974234226774">
            <text:p>0.4529742342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463781083321369">
            <text:p>0.4637810833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472143318144769">
            <text:p>0.472143318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458526078381316">
            <text:p>0.4585260784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463075533520028">
            <text:p>0.4630755335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471788797792683">
            <text:p>0.471788797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484213817581852">
            <text:p>0.4842138176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44392154033301">
            <text:p>0.444392154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469645218344684">
            <text:p>0.469645218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466445926423435">
            <text:p>0.4664459264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45719094548031">
            <text:p>0.4571909455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459309225517369">
            <text:p>0.4593092255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472539409149518">
            <text:p>0.472539409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447776634880375">
            <text:p>0.4477766349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467297564011453">
            <text:p>0.467297564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462806376408377">
            <text:p>0.4628063764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463604221824704">
            <text:p>0.4636042218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454586635203596">
            <text:p>0.4545866352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453125749115818">
            <text:p>0.453125749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452339809659626">
            <text:p>0.4523398097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447145968708162">
            <text:p>0.4471459687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456394995271171">
            <text:p>0.4563949953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463727430155953">
            <text:p>0.4637274302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468775223245557">
            <text:p>0.4687752232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459072704548132">
            <text:p>0.4590727045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467406870978149">
            <text:p>0.467406871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460580689601351">
            <text:p>0.4605806896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7255692961556">
            <text:p>0.472556929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459023050529793">
            <text:p>0.459023050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444269837277085">
            <text:p>0.4442698373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454031399324004">
            <text:p>0.4540313993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461222096383488">
            <text:p>0.4612220964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472612987628002">
            <text:p>0.4726129876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47947920461565">
            <text:p>0.479479204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453762387237582">
            <text:p>0.4537623872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456232631970535">
            <text:p>0.45623263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470177464652741">
            <text:p>0.4701774647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451705449750384">
            <text:p>0.4517054498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45666040118676">
            <text:p>0.4566604012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463914354360365">
            <text:p>0.4639143544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45036856629721">
            <text:p>0.4503685663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456538536365609">
            <text:p>0.4565385364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459927121718995">
            <text:p>0.4599271217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449761507846062">
            <text:p>0.449761507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435958724051298">
            <text:p>0.4359587241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441955309803678">
            <text:p>0.4419553098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53331191361237">
            <text:p>0.4533311914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7333417704071">
            <text:p>0.47333417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453957615974308">
            <text:p>0.45395761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453485529456118">
            <text:p>0.4534855295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448318294478297">
            <text:p>0.4483182945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454288287741212">
            <text:p>0.454288287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64147167323501">
            <text:p>0.464147167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54915271243992">
            <text:p>0.454915271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51618961514763">
            <text:p>0.4516189615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459924883892935">
            <text:p>0.4599248839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464316586041465">
            <text:p>0.46431658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5896181804842">
            <text:p>0.458961818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71231227247436">
            <text:p>0.4712312272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46316819193865">
            <text:p>0.4631681919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45516809176835">
            <text:p>0.4551680918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47851470703154">
            <text:p>0.4478514707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53928712818333">
            <text:p>0.4539287128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55735661829686">
            <text:p>0.4557356618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466554800082">
            <text:p>0.4665548001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465700459510186">
            <text:p>0.4657004595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46492646106394">
            <text:p>0.4464926461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58784018034863">
            <text:p>0.458784018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454742327719221">
            <text:p>0.454742327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463518222885693">
            <text:p>0.4635182229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445149666571532">
            <text:p>0.445149666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457416812988132">
            <text:p>0.457416813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60457400691645">
            <text:p>0.460457400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445184725481644">
            <text:p>0.4451847255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463995944986207">
            <text:p>0.463995945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465808704627176">
            <text:p>0.4658087046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436606124474272">
            <text:p>0.4366061245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453146134123222">
            <text:p>0.4531461341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47701992701726">
            <text:p>0.4477019927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66447538227448">
            <text:p>0.466447538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43903859813959">
            <text:p>0.4439038598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58486084714741">
            <text:p>0.4584860847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43284032325061">
            <text:p>0.4432840323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40539096680993">
            <text:p>0.4405390967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448094810180211">
            <text:p>0.4480948102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461291117704744">
            <text:p>0.4612911177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42967167890965">
            <text:p>0.4429671679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456443987375223">
            <text:p>0.4564439874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466039987360874">
            <text:p>0.4660399874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461468698114162">
            <text:p>0.4614686981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447213011675245">
            <text:p>0.4472130117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60245336208942">
            <text:p>0.4602453362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451593925451415">
            <text:p>0.4515939255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453134692605904">
            <text:p>0.453134692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443993225278599">
            <text:p>0.4439932253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452264130900259">
            <text:p>0.4522641309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458137034230582">
            <text:p>0.4581370342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440189887931437">
            <text:p>0.4401898879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447467852827406">
            <text:p>0.4474678528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448655173253915">
            <text:p>0.4486551733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451546459260587">
            <text:p>0.4515464593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447629899667193">
            <text:p>0.4476298997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451202724588358">
            <text:p>0.4512027246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452124826831103">
            <text:p>0.452124826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440844080569017">
            <text:p>0.4408440806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454515164527199">
            <text:p>0.4545151645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447212439992181">
            <text:p>0.44721244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3661556061589">
            <text:p>0.4336615561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431345017417523">
            <text:p>0.4313450174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43003776520224">
            <text:p>0.430037765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441017340239676">
            <text:p>0.4410173402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453354347740065">
            <text:p>0.453354347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446619094105325">
            <text:p>0.446619094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44229598959337">
            <text:p>0.4422959896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45613131233746">
            <text:p>0.456131312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706534353287">
            <text:p>0.4370653435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81297137131329">
            <text:p>0.4812971371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44246408950824">
            <text:p>0.4424640895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445154020103432">
            <text:p>0.4451540201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452486225527902">
            <text:p>0.4524862255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465414875382739">
            <text:p>0.4654148754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440144843330018">
            <text:p>0.4401448433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441871093307458">
            <text:p>0.4418710933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445374729435374">
            <text:p>0.4453747294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436478578350649">
            <text:p>0.4364785784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503548559218">
            <text:p>0.4503548559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470163378020362">
            <text:p>0.47016337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450290480702254">
            <text:p>0.4502904807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453891615919946">
            <text:p>0.4538916159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448110669223789">
            <text:p>0.448110669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36152631503119">
            <text:p>0.4361526315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441529105058202">
            <text:p>0.4415291051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450007448676431">
            <text:p>0.4500074487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469478443395497">
            <text:p>0.4694784434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44690902130467">
            <text:p>0.4469090213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53895673984472">
            <text:p>0.453895674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435887651060381">
            <text:p>0.435887651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441374582021066">
            <text:p>0.441374582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44974153195605">
            <text:p>0.449741532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446543124600269">
            <text:p>0.4465431246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47550769469803">
            <text:p>0.4475507695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435212540602689">
            <text:p>0.435212540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451422632673748">
            <text:p>0.4514226327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37571725409667">
            <text:p>0.4375717254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453708782533061">
            <text:p>0.4537087825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55749480178358">
            <text:p>0.4557494802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450653249820178">
            <text:p>0.4506532498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443330338116296">
            <text:p>0.4433303381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443834635734106">
            <text:p>0.4438346357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46251622495426">
            <text:p>0.4462516225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52243996025795">
            <text:p>0.452243996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463657527538706">
            <text:p>0.4636575275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436571854670188">
            <text:p>0.436571854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444728282433984">
            <text:p>0.4447282824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429257820411724">
            <text:p>0.4292578204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43711858244238">
            <text:p>0.4371185824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440044760605976">
            <text:p>0.4400447606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433579283439672">
            <text:p>0.4335792834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440692447400926">
            <text:p>0.4406924474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29736147945261">
            <text:p>0.429736147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8484943846345">
            <text:p>0.4284849438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29795007387527">
            <text:p>0.4297950074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44171421795451">
            <text:p>0.444171421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441165823126115">
            <text:p>0.4411658231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448504498390719">
            <text:p>0.4485044984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429107878453266">
            <text:p>0.4291078785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44097980331851">
            <text:p>0.4409798033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434877321727307">
            <text:p>0.434877321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442478917575197">
            <text:p>0.4424789176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442154023446144">
            <text:p>0.4421540234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40299209115973">
            <text:p>0.440299209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439625819999839">
            <text:p>0.43962582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437674737922683">
            <text:p>0.4376747379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427498597140155">
            <text:p>0.4274985971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437488553484109">
            <text:p>0.4374885535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38177597141349">
            <text:p>0.4381775971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425892295843039">
            <text:p>0.425892295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433635072205449">
            <text:p>0.4336350722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436198863832857">
            <text:p>0.4361988638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424449389888472">
            <text:p>0.4244493899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32518498037379">
            <text:p>0.432518498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430618933475688">
            <text:p>0.4306189335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420847985433903">
            <text:p>0.4208479854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428994115166881">
            <text:p>0.4289941152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431231376501537">
            <text:p>0.4312313765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27189181242021">
            <text:p>0.427189181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423284783929184">
            <text:p>0.4232847839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427991932127459">
            <text:p>0.4279919321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422447212065187">
            <text:p>0.4224472121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426903052958979">
            <text:p>0.42690305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47129709958065">
            <text:p>0.4471297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437334951452518">
            <text:p>0.4373349515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431690524855934">
            <text:p>0.4316905249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439211395730277">
            <text:p>0.4392113957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434972067286689">
            <text:p>0.434972067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42460984467136">
            <text:p>0.4424609845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420050917241591">
            <text:p>0.420050917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42707511713036">
            <text:p>0.4270751171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433550061223718">
            <text:p>0.433550061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436455966242298">
            <text:p>0.4364559662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434787036270548">
            <text:p>0.4347870363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437401888800009">
            <text:p>0.4374018888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446045414725049">
            <text:p>0.4460454147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437793110191282">
            <text:p>0.4377931102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425168481789499">
            <text:p>0.4251684818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476550961719">
            <text:p>0.43147655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436420406342898">
            <text:p>0.436420406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27076922236216">
            <text:p>0.4270769222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439453972037493">
            <text:p>0.439453972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437430358355584">
            <text:p>0.4374303584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431448527713285">
            <text:p>0.4314485277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429909466705206">
            <text:p>0.4299094667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433940294418861">
            <text:p>0.4339402944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426696275186087">
            <text:p>0.4266962752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43044944909312">
            <text:p>0.4304494491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8123813337641">
            <text:p>0.4381238133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425693515118469">
            <text:p>0.4256935151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435591584048571">
            <text:p>0.435591584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419296139015833">
            <text:p>0.419296139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417162212257713">
            <text:p>0.4171622123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42224279347526">
            <text:p>0.4222427935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445046886172234">
            <text:p>0.4450468862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426005173697314">
            <text:p>0.4260051737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436506969116689">
            <text:p>0.4365069691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409549084158703">
            <text:p>0.4095490842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9778451924893">
            <text:p>0.4197784519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421631909334235">
            <text:p>0.4216319093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429144936525467">
            <text:p>0.4291449365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440524230866445">
            <text:p>0.4405242309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435606618190431">
            <text:p>0.435606618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439604995762637">
            <text:p>0.4396049958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416514122590516">
            <text:p>0.4165141226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424647636964187">
            <text:p>0.424647637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431575035404548">
            <text:p>0.4315750354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431385293054553">
            <text:p>0.4313852931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18847991663162">
            <text:p>0.4188479917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428320749075412">
            <text:p>0.4283207491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42090662129287">
            <text:p>0.4209066213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418886983773624">
            <text:p>0.4188869838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42295924638095">
            <text:p>0.4229592464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27745410003828">
            <text:p>0.42774541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417602056799735">
            <text:p>0.4176020568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422951988806458">
            <text:p>0.4229519888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420531152271823">
            <text:p>0.4205311523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411854333703068">
            <text:p>0.4118543337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432079723232476">
            <text:p>0.4320797232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411891329392046">
            <text:p>0.4118913294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425297729912098">
            <text:p>0.4252977299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413988253348628">
            <text:p>0.4139882533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412791774705769">
            <text:p>0.4127917747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8955752772459">
            <text:p>0.4189557528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416355857793999">
            <text:p>0.4163558578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421892819668877">
            <text:p>0.4218928197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40945237191823">
            <text:p>0.4094523719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409809202492587">
            <text:p>0.4098092025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41831821479577">
            <text:p>0.4183182148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410551332419379">
            <text:p>0.4105513324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422819936893492">
            <text:p>0.4228199369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418108559378889">
            <text:p>0.4181085594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429421561304131">
            <text:p>0.4294215613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3824700734323">
            <text:p>0.4138247007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423948378681088">
            <text:p>0.4239483787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430721318327996">
            <text:p>0.4307213183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432509988657217">
            <text:p>0.4325099887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427084712981039">
            <text:p>0.427084713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416633929538057">
            <text:p>0.4166339295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410819285810771">
            <text:p>0.4108192858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417710382230423">
            <text:p>0.417710382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414631239802767">
            <text:p>0.4146312398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417440608565188">
            <text:p>0.4174406086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6555391938575">
            <text:p>0.4065553919</text:p>
          </table:table-cell>
          <table:table-cell office:value-type="float" office:value="0.576612903225807">
            <text:p>0.5766129032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418307760440269">
            <text:p>0.4183077604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412191261889362">
            <text:p>0.4121912619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410917697441258">
            <text:p>0.4109176974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415729523242826">
            <text:p>0.4157295232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418643394062186">
            <text:p>0.4186433941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415626437640054">
            <text:p>0.4156264376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415339439192115">
            <text:p>0.4153394392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419438706405529">
            <text:p>0.4194387064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412987511276718">
            <text:p>0.4129875113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421670546944559">
            <text:p>0.421670546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420762413777925">
            <text:p>0.420762413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421023197727123">
            <text:p>0.4210231977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421338013938265">
            <text:p>0.421338013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416388514459499">
            <text:p>0.4163885145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416452334085039">
            <text:p>0.4164523341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412546356673687">
            <text:p>0.4125463567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411395879832362">
            <text:p>0.4113958798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418198477218288">
            <text:p>0.418198477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409676729458617">
            <text:p>0.4096767295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419200636729306">
            <text:p>0.4192006367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415999497454936">
            <text:p>0.4159994975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404699523017455">
            <text:p>0.404699523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410273282528977">
            <text:p>0.4102732825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42080772732983">
            <text:p>0.4208077273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407078891608651">
            <text:p>0.4070788916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43012935666034">
            <text:p>0.4301293567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420903002975782">
            <text:p>0.42090300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405433086551984">
            <text:p>0.4054330866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426274086161066">
            <text:p>0.4262740862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400899063194767">
            <text:p>0.400899063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406118954196909">
            <text:p>0.4061189542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422100250778464">
            <text:p>0.4221002508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415052068599529">
            <text:p>0.4150520686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413720196794353">
            <text:p>0.4137201968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420410484547228">
            <text:p>0.420410484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41067664566331">
            <text:p>0.4106766457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37068675980435">
            <text:p>0.437068676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string">
            <text:p>Time to train (in seconds): 11.018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7088948787061995</text:p>
          </table:table-cell>
          <table:table-cell table:number-columns-repeated="3"/>
        </table:table-row>
        <table:table-row table:style-name="ro1">
          <table:table-cell office:value-type="string">
            <text:p>Test set accuracy: 0.673387096774193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4:46</dc:date>
    <dc:creator>steve </dc:creator>
    <meta:generator>LibreOffice/3.4$Unix LibreOffice_project/340m1$Build-402</meta:generator>
    <meta:editing-duration>PT44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u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44439224062482">
                <text:p>0.944439224062482</text:p>
                <draw:g>
                  <svg:desc>Sheet1.B14:Sheet1.B513</svg:desc>
                </draw:g>
              </table:table-cell>
              <table:table-cell office:value-type="float" office:value="0.0887096774193548">
                <text:p>0.0887096774193548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619404497335">
                <text:p>0.91619404497335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5866981239688">
                <text:p>0.915866981239688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5621914575303">
                <text:p>0.915621914575303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277673586202">
                <text:p>0.915277673586202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4198827405969">
                <text:p>0.914198827405969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741880564706">
                <text:p>0.912741880564706</text:p>
              </table:table-cell>
              <table:table-cell office:value-type="float" office:value="0.104838709677419">
                <text:p>0.1048387096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0612544272982">
                <text:p>0.910612544272982</text:p>
              </table:table-cell>
              <table:table-cell office:value-type="float" office:value="0.120967741935484">
                <text:p>0.120967741935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386215846844">
                <text:p>0.906386215846844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690556170544">
                <text:p>0.89690556170544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80039444573375">
                <text:p>0.880039444573375</text:p>
              </table:table-cell>
              <table:table-cell office:value-type="float" office:value="0.229838709677419">
                <text:p>0.229838709677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17033140656">
                <text:p>0.86317033140656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965401742203">
                <text:p>0.84965401742203</text:p>
              </table:table-cell>
              <table:table-cell office:value-type="float" office:value="0.245967741935484">
                <text:p>0.245967741935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39140294144905">
                <text:p>0.839140294144905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0829858934132">
                <text:p>0.830829858934132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22023022720828">
                <text:p>0.822023022720828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2688637416908">
                <text:p>0.812688637416908</text:p>
              </table:table-cell>
              <table:table-cell office:value-type="float" office:value="0.270161290322581">
                <text:p>0.270161290322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2440407341905">
                <text:p>0.802440407341905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91349422999781">
                <text:p>0.791349422999781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208380551432">
                <text:p>0.780208380551432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69918918052501">
                <text:p>0.769918918052501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6075008064623">
                <text:p>0.76075008064623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2449770690099">
                <text:p>0.752449770690099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44635070810322">
                <text:p>0.744635070810322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3714456392714">
                <text:p>0.73714456392714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29929404405127">
                <text:p>0.729929404405127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22810025536993">
                <text:p>0.72281002553699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15816380297025">
                <text:p>0.71581638029702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08936475640088">
                <text:p>0.70893647564008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0217767053651">
                <text:p>0.7021776705365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96022577157397">
                <text:p>0.696022577157397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90023032230965">
                <text:p>0.690023032230965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83844027860375">
                <text:p>0.683844027860375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77954596158845">
                <text:p>0.677954596158845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73035382832632">
                <text:p>0.673035382832632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67011268214636">
                <text:p>0.66701126821463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62284970721945">
                <text:p>0.662284970721945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55376047637692">
                <text:p>0.655376047637692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49271357374619">
                <text:p>0.649271357374619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44175899207796">
                <text:p>0.64417589920779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8903843705047">
                <text:p>0.638903843705047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3519479902732">
                <text:p>0.633519479902732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28445005070036">
                <text:p>0.62844500507003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25353982796626">
                <text:p>0.62535398279662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20237657596988">
                <text:p>0.620237657596988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5517115826183">
                <text:p>0.615517115826183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0963060906967">
                <text:p>0.60963060906967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06561312856707">
                <text:p>0.606561312856707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05356308072933">
                <text:p>0.605356308072933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0209241396028">
                <text:p>0.6020924139602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00218871063397">
                <text:p>0.60021887106339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97772927523343">
                <text:p>0.597772927523343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9503929943374">
                <text:p>0.59503929943374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95518724372985">
                <text:p>0.595518724372985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92648839530856">
                <text:p>0.59264883953085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87236371373358">
                <text:p>0.5872363713733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89447537728317">
                <text:p>0.589447537728317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86152215066751">
                <text:p>0.58615221506675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85022559539556">
                <text:p>0.585022559539556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5428991201809">
                <text:p>0.58542899120180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81799579108125">
                <text:p>0.58179957910812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75743907412282">
                <text:p>0.5757439074122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74165535484425">
                <text:p>0.57416553548442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71430552580793">
                <text:p>0.571430552580793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75187320005959">
                <text:p>0.575187320005959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68999231165916">
                <text:p>0.56899923116591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73189730096553">
                <text:p>0.573189730096553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6577281000525">
                <text:p>0.56577281000525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68442292216632">
                <text:p>0.568442292216632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64392154264273">
                <text:p>0.564392154264273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64681188608941">
                <text:p>0.56468118860894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63549715823293">
                <text:p>0.563549715823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59335548116307">
                <text:p>0.559335548116307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59320236167907">
                <text:p>0.559320236167907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55802039809192">
                <text:p>0.555802039809192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52034641794407">
                <text:p>0.552034641794407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45823228558256">
                <text:p>0.54582322855825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4748879414204">
                <text:p>0.54748879414204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41532109242479">
                <text:p>0.541532109242479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1471468609503">
                <text:p>0.54147146860950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7942027346382">
                <text:p>0.53794202734638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40219165165625">
                <text:p>0.540219165165625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6880294708819">
                <text:p>0.536880294708819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9595029928547">
                <text:p>0.53959502992854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7050095644758">
                <text:p>0.537050095644758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7197366109536">
                <text:p>0.537197366109536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5728962063537">
                <text:p>0.53572896206353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0968073895747">
                <text:p>0.530968073895747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28490337477794">
                <text:p>0.528490337477794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28613208532439">
                <text:p>0.528613208532439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25153446214708">
                <text:p>0.525153446214708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24597643208663">
                <text:p>0.524597643208663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24056271481628">
                <text:p>0.524056271481628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25579398811929">
                <text:p>0.525579398811929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22012930606739">
                <text:p>0.522012930606739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20598718080503">
                <text:p>0.520598718080503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25257188558942">
                <text:p>0.52525718855894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21307302859575">
                <text:p>0.521307302859575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20838625200504">
                <text:p>0.520838625200504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17940405773101">
                <text:p>0.517940405773101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19619775183605">
                <text:p>0.519619775183605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14980910164864">
                <text:p>0.514980910164864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28792863223834">
                <text:p>0.528792863223834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18458620593998">
                <text:p>0.518458620593998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9028485099208">
                <text:p>0.539028485099208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13668663305172">
                <text:p>0.513668663305172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18104864815846">
                <text:p>0.51810486481584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1611863725413">
                <text:p>0.51611863725413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17210370565542">
                <text:p>0.517210370565542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19642923506678">
                <text:p>0.51964292350667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33002552530813">
                <text:p>0.533002552530813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10630243848162">
                <text:p>0.510630243848162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142521916382">
                <text:p>0.5142521916382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18912609778748">
                <text:p>0.518912609778748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13829940390483">
                <text:p>0.513829940390483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10214517067078">
                <text:p>0.510214517067078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07249358457194">
                <text:p>0.507249358457194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10390150369259">
                <text:p>0.510390150369259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02982256986117">
                <text:p>0.50298225698611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06055393947913">
                <text:p>0.506055393947913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04165359097072">
                <text:p>0.50416535909707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07266461578711">
                <text:p>0.507266461578711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05374767007107">
                <text:p>0.505374767007107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9736218829962">
                <text:p>0.499736218829962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05447702092367">
                <text:p>0.505447702092367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18102626961213">
                <text:p>0.518102626961213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00513542832095">
                <text:p>0.500513542832095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8537741586399">
                <text:p>0.49853774158639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00543684880478">
                <text:p>0.500543684880478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421456933909">
                <text:p>0.49642145693390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508284269324578">
                <text:p>0.508284269324578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2490511356219">
                <text:p>0.49249051135621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9441370268679">
                <text:p>0.49944137026867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501137155871496">
                <text:p>0.501137155871496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4203192495205">
                <text:p>0.494203192495205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7146426577106">
                <text:p>0.49714642657710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0346115846909">
                <text:p>0.49034611584690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3181314698368">
                <text:p>0.493181314698368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1163227687352">
                <text:p>0.491163227687352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88525262000488">
                <text:p>0.488525262000488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501023607020017">
                <text:p>0.501023607020017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83332184994711">
                <text:p>0.483332184994711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85709619505431">
                <text:p>0.485709619505431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4197233477574">
                <text:p>0.494197233477574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0014730562325">
                <text:p>0.490014730562325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82300653268744">
                <text:p>0.482300653268744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88994691361496">
                <text:p>0.488994691361496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82077083553309">
                <text:p>0.482077083553309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87162566479157">
                <text:p>0.48716256647915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82094617088962">
                <text:p>0.482094617088962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3878008831624">
                <text:p>0.493878008831624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81613100539684">
                <text:p>0.481613100539684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83218009058839">
                <text:p>0.483218009058839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6988721370908">
                <text:p>0.496988721370908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78577757849031">
                <text:p>0.478577757849031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80265118803601">
                <text:p>0.480265118803601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70932337394857">
                <text:p>0.47093233739485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76720489004789">
                <text:p>0.476720489004789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594635588587">
                <text:p>0.49594635588587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82731420028781">
                <text:p>0.482731420028781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3015892931987">
                <text:p>0.493015892931987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84109858048612">
                <text:p>0.484109858048612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72835249875771">
                <text:p>0.472835249875771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73441922882753">
                <text:p>0.47344192288275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76794979578646">
                <text:p>0.47679497957864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78485663268308">
                <text:p>0.47848566326830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70544923950191">
                <text:p>0.47054492395019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3005110108693">
                <text:p>0.493005110108693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67735667127881">
                <text:p>0.467735667127881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6761120144013">
                <text:p>0.496761120144013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68480760545672">
                <text:p>0.468480760545672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79867133618521">
                <text:p>0.479867133618521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60820281392785">
                <text:p>0.46082028139278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68145617530585">
                <text:p>0.46814561753058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60556960714666">
                <text:p>0.46055696071466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6011449371171">
                <text:p>0.46011449371171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59813578260796">
                <text:p>0.459813578260796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7466481217049">
                <text:p>0.47466481217049</text:p>
              </table:table-cell>
              <table:table-cell office:value-type="float" office:value="0.512096774193548">
                <text:p>0.5120967741935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59672214971627">
                <text:p>0.459672214971627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59769359649035">
                <text:p>0.459769359649035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63894347883215">
                <text:p>0.46389434788321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73928812734323">
                <text:p>0.473928812734323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62206441857085">
                <text:p>0.462206441857085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53253901526188">
                <text:p>0.45325390152618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53289017418546">
                <text:p>0.453289017418546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56125173128287">
                <text:p>0.456125173128287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60059548888935">
                <text:p>0.46005954888893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51593788482596">
                <text:p>0.451593788482596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52703616351471">
                <text:p>0.45270361635147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57516417723672">
                <text:p>0.457516417723672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52520147985935">
                <text:p>0.452520147985935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51367054387812">
                <text:p>0.451367054387812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52974234226774">
                <text:p>0.45297423422677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63781083321369">
                <text:p>0.463781083321369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72143318144769">
                <text:p>0.472143318144769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58526078381316">
                <text:p>0.45852607838131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63075533520028">
                <text:p>0.463075533520028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71788797792683">
                <text:p>0.47178879779268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84213817581852">
                <text:p>0.484213817581852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44392154033301">
                <text:p>0.444392154033301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69645218344684">
                <text:p>0.469645218344684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66445926423435">
                <text:p>0.46644592642343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5719094548031">
                <text:p>0.4571909454803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59309225517369">
                <text:p>0.459309225517369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72539409149518">
                <text:p>0.47253940914951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47776634880375">
                <text:p>0.447776634880375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67297564011453">
                <text:p>0.467297564011453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62806376408377">
                <text:p>0.462806376408377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63604221824704">
                <text:p>0.46360422182470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54586635203596">
                <text:p>0.454586635203596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53125749115818">
                <text:p>0.45312574911581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52339809659626">
                <text:p>0.452339809659626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47145968708162">
                <text:p>0.447145968708162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56394995271171">
                <text:p>0.45639499527117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63727430155953">
                <text:p>0.463727430155953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68775223245557">
                <text:p>0.468775223245557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59072704548132">
                <text:p>0.459072704548132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67406870978149">
                <text:p>0.46740687097814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60580689601351">
                <text:p>0.46058068960135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7255692961556">
                <text:p>0.4725569296155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59023050529793">
                <text:p>0.459023050529793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44269837277085">
                <text:p>0.444269837277085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54031399324004">
                <text:p>0.454031399324004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61222096383488">
                <text:p>0.461222096383488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72612987628002">
                <text:p>0.472612987628002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7947920461565">
                <text:p>0.4794792046156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53762387237582">
                <text:p>0.453762387237582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56232631970535">
                <text:p>0.456232631970535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70177464652741">
                <text:p>0.470177464652741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51705449750384">
                <text:p>0.451705449750384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5666040118676">
                <text:p>0.45666040118676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63914354360365">
                <text:p>0.463914354360365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5036856629721">
                <text:p>0.45036856629721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56538536365609">
                <text:p>0.45653853636560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59927121718995">
                <text:p>0.459927121718995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49761507846062">
                <text:p>0.449761507846062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35958724051298">
                <text:p>0.435958724051298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41955309803678">
                <text:p>0.441955309803678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53331191361237">
                <text:p>0.45333119136123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7333417704071">
                <text:p>0.4733341770407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53957615974308">
                <text:p>0.453957615974308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53485529456118">
                <text:p>0.453485529456118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48318294478297">
                <text:p>0.448318294478297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54288287741212">
                <text:p>0.454288287741212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64147167323501">
                <text:p>0.46414716732350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54915271243992">
                <text:p>0.45491527124399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51618961514763">
                <text:p>0.451618961514763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59924883892935">
                <text:p>0.459924883892935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64316586041465">
                <text:p>0.464316586041465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6181804842">
                <text:p>0.45896181804842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71231227247436">
                <text:p>0.47123122724743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6316819193865">
                <text:p>0.4631681919386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5516809176835">
                <text:p>0.4551680917683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47851470703154">
                <text:p>0.44785147070315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53928712818333">
                <text:p>0.453928712818333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55735661829686">
                <text:p>0.455735661829686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66554800082">
                <text:p>0.466554800082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65700459510186">
                <text:p>0.465700459510186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46492646106394">
                <text:p>0.44649264610639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58784018034863">
                <text:p>0.458784018034863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54742327719221">
                <text:p>0.454742327719221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63518222885693">
                <text:p>0.46351822288569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45149666571532">
                <text:p>0.445149666571532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57416812988132">
                <text:p>0.457416812988132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60457400691645">
                <text:p>0.460457400691645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45184725481644">
                <text:p>0.44518472548164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63995944986207">
                <text:p>0.463995944986207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65808704627176">
                <text:p>0.46580870462717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36606124474272">
                <text:p>0.436606124474272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53146134123222">
                <text:p>0.453146134123222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47701992701726">
                <text:p>0.44770199270172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66447538227448">
                <text:p>0.466447538227448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43903859813959">
                <text:p>0.443903859813959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58486084714741">
                <text:p>0.458486084714741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43284032325061">
                <text:p>0.443284032325061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40539096680993">
                <text:p>0.440539096680993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48094810180211">
                <text:p>0.448094810180211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61291117704744">
                <text:p>0.461291117704744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42967167890965">
                <text:p>0.44296716789096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56443987375223">
                <text:p>0.45644398737522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66039987360874">
                <text:p>0.466039987360874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61468698114162">
                <text:p>0.461468698114162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47213011675245">
                <text:p>0.447213011675245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60245336208942">
                <text:p>0.46024533620894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51593925451415">
                <text:p>0.451593925451415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453134692605904">
                <text:p>0.45313469260590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443993225278599">
                <text:p>0.44399322527859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452264130900259">
                <text:p>0.45226413090025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58137034230582">
                <text:p>0.458137034230582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440189887931437">
                <text:p>0.440189887931437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47467852827406">
                <text:p>0.447467852827406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448655173253915">
                <text:p>0.448655173253915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51546459260587">
                <text:p>0.451546459260587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47629899667193">
                <text:p>0.447629899667193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51202724588358">
                <text:p>0.451202724588358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452124826831103">
                <text:p>0.452124826831103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440844080569017">
                <text:p>0.440844080569017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54515164527199">
                <text:p>0.454515164527199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447212439992181">
                <text:p>0.447212439992181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433661556061589">
                <text:p>0.433661556061589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431345017417523">
                <text:p>0.431345017417523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3003776520224">
                <text:p>0.43003776520224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441017340239676">
                <text:p>0.44101734023967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453354347740065">
                <text:p>0.453354347740065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46619094105325">
                <text:p>0.446619094105325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44229598959337">
                <text:p>0.44229598959337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45613131233746">
                <text:p>0.45613131233746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43706534353287">
                <text:p>0.43706534353287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481297137131329">
                <text:p>0.48129713713132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44246408950824">
                <text:p>0.4424640895082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445154020103432">
                <text:p>0.445154020103432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452486225527902">
                <text:p>0.452486225527902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465414875382739">
                <text:p>0.46541487538273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440144843330018">
                <text:p>0.440144843330018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441871093307458">
                <text:p>0.441871093307458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445374729435374">
                <text:p>0.445374729435374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436478578350649">
                <text:p>0.43647857835064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4503548559218">
                <text:p>0.4503548559218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470163378020362">
                <text:p>0.470163378020362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450290480702254">
                <text:p>0.450290480702254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453891615919946">
                <text:p>0.453891615919946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448110669223789">
                <text:p>0.44811066922378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436152631503119">
                <text:p>0.43615263150311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441529105058202">
                <text:p>0.441529105058202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450007448676431">
                <text:p>0.450007448676431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469478443395497">
                <text:p>0.469478443395497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44690902130467">
                <text:p>0.4469090213046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453895673984472">
                <text:p>0.453895673984472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435887651060381">
                <text:p>0.435887651060381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441374582021066">
                <text:p>0.441374582021066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44974153195605">
                <text:p>0.44974153195605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446543124600269">
                <text:p>0.446543124600269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447550769469803">
                <text:p>0.447550769469803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435212540602689">
                <text:p>0.435212540602689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451422632673748">
                <text:p>0.451422632673748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437571725409667">
                <text:p>0.437571725409667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453708782533061">
                <text:p>0.45370878253306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455749480178358">
                <text:p>0.45574948017835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450653249820178">
                <text:p>0.450653249820178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443330338116296">
                <text:p>0.443330338116296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443834635734106">
                <text:p>0.443834635734106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446251622495426">
                <text:p>0.4462516224954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452243996025795">
                <text:p>0.452243996025795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463657527538706">
                <text:p>0.463657527538706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436571854670188">
                <text:p>0.436571854670188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444728282433984">
                <text:p>0.444728282433984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429257820411724">
                <text:p>0.429257820411724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43711858244238">
                <text:p>0.4371185824423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440044760605976">
                <text:p>0.44004476060597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433579283439672">
                <text:p>0.433579283439672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440692447400926">
                <text:p>0.440692447400926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429736147945261">
                <text:p>0.429736147945261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428484943846345">
                <text:p>0.428484943846345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429795007387527">
                <text:p>0.429795007387527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444171421795451">
                <text:p>0.444171421795451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441165823126115">
                <text:p>0.44116582312611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448504498390719">
                <text:p>0.448504498390719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429107878453266">
                <text:p>0.42910787845326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44097980331851">
                <text:p>0.44097980331851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434877321727307">
                <text:p>0.434877321727307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442478917575197">
                <text:p>0.442478917575197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442154023446144">
                <text:p>0.442154023446144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440299209115973">
                <text:p>0.440299209115973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439625819999839">
                <text:p>0.439625819999839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437674737922683">
                <text:p>0.437674737922683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427498597140155">
                <text:p>0.427498597140155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437488553484109">
                <text:p>0.43748855348410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438177597141349">
                <text:p>0.43817759714134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425892295843039">
                <text:p>0.42589229584303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433635072205449">
                <text:p>0.433635072205449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436198863832857">
                <text:p>0.43619886383285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424449389888472">
                <text:p>0.424449389888472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432518498037379">
                <text:p>0.432518498037379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430618933475688">
                <text:p>0.430618933475688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420847985433903">
                <text:p>0.420847985433903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428994115166881">
                <text:p>0.42899411516688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431231376501537">
                <text:p>0.431231376501537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427189181242021">
                <text:p>0.427189181242021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423284783929184">
                <text:p>0.423284783929184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427991932127459">
                <text:p>0.42799193212745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422447212065187">
                <text:p>0.422447212065187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426903052958979">
                <text:p>0.42690305295897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447129709958065">
                <text:p>0.44712970995806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437334951452518">
                <text:p>0.43733495145251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431690524855934">
                <text:p>0.431690524855934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439211395730277">
                <text:p>0.439211395730277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434972067286689">
                <text:p>0.43497206728668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442460984467136">
                <text:p>0.442460984467136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420050917241591">
                <text:p>0.420050917241591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42707511713036">
                <text:p>0.42707511713036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433550061223718">
                <text:p>0.43355006122371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436455966242298">
                <text:p>0.43645596624229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434787036270548">
                <text:p>0.434787036270548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437401888800009">
                <text:p>0.43740188880000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446045414725049">
                <text:p>0.446045414725049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437793110191282">
                <text:p>0.437793110191282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425168481789499">
                <text:p>0.425168481789499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431476550961719">
                <text:p>0.431476550961719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436420406342898">
                <text:p>0.436420406342898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27076922236216">
                <text:p>0.42707692223621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439453972037493">
                <text:p>0.439453972037493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437430358355584">
                <text:p>0.437430358355584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431448527713285">
                <text:p>0.431448527713285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429909466705206">
                <text:p>0.429909466705206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433940294418861">
                <text:p>0.433940294418861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426696275186087">
                <text:p>0.426696275186087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43044944909312">
                <text:p>0.43044944909312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438123813337641">
                <text:p>0.438123813337641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425693515118469">
                <text:p>0.425693515118469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435591584048571">
                <text:p>0.435591584048571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419296139015833">
                <text:p>0.419296139015833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417162212257713">
                <text:p>0.417162212257713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42224279347526">
                <text:p>0.42224279347526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445046886172234">
                <text:p>0.445046886172234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426005173697314">
                <text:p>0.426005173697314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436506969116689">
                <text:p>0.436506969116689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409549084158703">
                <text:p>0.409549084158703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419778451924893">
                <text:p>0.419778451924893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421631909334235">
                <text:p>0.421631909334235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429144936525467">
                <text:p>0.429144936525467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440524230866445">
                <text:p>0.44052423086644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435606618190431">
                <text:p>0.435606618190431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439604995762637">
                <text:p>0.439604995762637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416514122590516">
                <text:p>0.416514122590516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424647636964187">
                <text:p>0.424647636964187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431575035404548">
                <text:p>0.431575035404548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431385293054553">
                <text:p>0.43138529305455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418847991663162">
                <text:p>0.418847991663162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428320749075412">
                <text:p>0.428320749075412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42090662129287">
                <text:p>0.42090662129287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418886983773624">
                <text:p>0.41888698377362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42295924638095">
                <text:p>0.4229592463809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427745410003828">
                <text:p>0.427745410003828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417602056799735">
                <text:p>0.417602056799735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422951988806458">
                <text:p>0.422951988806458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420531152271823">
                <text:p>0.420531152271823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411854333703068">
                <text:p>0.411854333703068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432079723232476">
                <text:p>0.432079723232476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411891329392046">
                <text:p>0.411891329392046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425297729912098">
                <text:p>0.425297729912098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413988253348628">
                <text:p>0.41398825334862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412791774705769">
                <text:p>0.412791774705769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418955752772459">
                <text:p>0.418955752772459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416355857793999">
                <text:p>0.416355857793999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421892819668877">
                <text:p>0.421892819668877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40945237191823">
                <text:p>0.40945237191823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409809202492587">
                <text:p>0.40980920249258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41831821479577">
                <text:p>0.4183182147957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410551332419379">
                <text:p>0.410551332419379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22819936893492">
                <text:p>0.422819936893492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418108559378889">
                <text:p>0.41810855937888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429421561304131">
                <text:p>0.429421561304131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413824700734323">
                <text:p>0.413824700734323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423948378681088">
                <text:p>0.42394837868108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430721318327996">
                <text:p>0.43072131832799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432509988657217">
                <text:p>0.432509988657217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427084712981039">
                <text:p>0.42708471298103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416633929538057">
                <text:p>0.416633929538057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410819285810771">
                <text:p>0.410819285810771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417710382230423">
                <text:p>0.417710382230423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414631239802767">
                <text:p>0.41463123980276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417440608565188">
                <text:p>0.417440608565188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406555391938575">
                <text:p>0.406555391938575</text:p>
              </table:table-cell>
              <table:table-cell office:value-type="float" office:value="0.576612903225807">
                <text:p>0.5766129032258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418307760440269">
                <text:p>0.418307760440269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412191261889362">
                <text:p>0.41219126188936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410917697441258">
                <text:p>0.410917697441258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415729523242826">
                <text:p>0.415729523242826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418643394062186">
                <text:p>0.41864339406218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415626437640054">
                <text:p>0.415626437640054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415339439192115">
                <text:p>0.415339439192115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419438706405529">
                <text:p>0.419438706405529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412987511276718">
                <text:p>0.41298751127671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421670546944559">
                <text:p>0.42167054694455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420762413777925">
                <text:p>0.420762413777925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421023197727123">
                <text:p>0.421023197727123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421338013938265">
                <text:p>0.421338013938265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416388514459499">
                <text:p>0.41638851445949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416452334085039">
                <text:p>0.41645233408503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412546356673687">
                <text:p>0.41254635667368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411395879832362">
                <text:p>0.411395879832362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418198477218288">
                <text:p>0.418198477218288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409676729458617">
                <text:p>0.409676729458617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419200636729306">
                <text:p>0.419200636729306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415999497454936">
                <text:p>0.41599949745493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404699523017455">
                <text:p>0.404699523017455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410273282528977">
                <text:p>0.410273282528977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42080772732983">
                <text:p>0.42080772732983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407078891608651">
                <text:p>0.407078891608651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43012935666034">
                <text:p>0.43012935666034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420903002975782">
                <text:p>0.420903002975782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405433086551984">
                <text:p>0.40543308655198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426274086161066">
                <text:p>0.426274086161066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400899063194767">
                <text:p>0.400899063194767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406118954196909">
                <text:p>0.40611895419690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422100250778464">
                <text:p>0.422100250778464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415052068599529">
                <text:p>0.41505206859952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413720196794353">
                <text:p>0.413720196794353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420410484547228">
                <text:p>0.420410484547228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41067664566331">
                <text:p>0.4106766456633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37068675980435">
                <text:p>0.437068675980435</text:p>
              </table:table-cell>
              <table:table-cell office:value-type="float" office:value="0.673387096774194">
                <text:p>0.673387096774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